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3T01:30:43.00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1.2$Windows_X86_64 LibreOffice_project/fe0b08f4af1bacafe4c7ecc87ce55bb426164676</meta:generator>
  </office:meta>
</office:document-meta>
</file>